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9.5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3-Punkt-Abschätzung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3-Punkt-Abschätzu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0" table:default-cell-style-name="Default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>
            <text:p>Aktivität</text:p>
          </table:table-cell>
          <table:table-cell table:style-name="ce2" office:value-type="string" calcext:value-type="string">
            <text:p>Optimal [min]</text:p>
          </table:table-cell>
          <table:table-cell table:style-name="ce2" office:value-type="string" calcext:value-type="string">
            <text:p>Erwartet [min]</text:p>
          </table:table-cell>
          <table:table-cell table:style-name="ce2" office:value-type="string" calcext:value-type="string">
            <text:p>Pessimistisch [min]</text:p>
          </table:table-cell>
          <table:table-cell table:style-name="ce2" office:value-type="string" calcext:value-type="string">
            <text:p>&lt;T&gt; [min]</text:p>
          </table:table-cell>
          <table:table-cell table:style-name="ce2" office:value-type="string" calcext:value-type="string">
            <text:p>var [min^2]</text:p>
          </table:table-cell>
          <table:table-cell table:style-name="ce2" office:value-type="string" calcext:value-type="string">
            <text:p>Aktuel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T Calc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formula="of:=([.B2]+4*[.C2]+[.D2])/6" office:value-type="float" office:value="16.6666666666667" calcext:value-type="float">
            <text:p>17</text:p>
          </table:table-cell>
          <table:table-cell table:style-name="ce4" table:formula="of:=([.D2]-[.B2])^2/36" office:value-type="float" office:value="11.11111111111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 Rese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formula="of:=([.B3]+4*[.C3]+[.D3])/6" office:value-type="float" office:value="16.6666666666667" calcext:value-type="float">
            <text:p>17</text:p>
          </table:table-cell>
          <table:table-cell table:style-name="ce4" table:formula="of:=([.D3]-[.B3])^2/36" office:value-type="float" office:value="11.11111111111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UT MovAv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0" calcext:value-type="float">
            <text:p>30</text:p>
          </table:table-cell>
          <table:table-cell table:style-name="ce4" table:formula="of:=([.B4]+4*[.C4]+[.D4])/6" office:value-type="float" office:value="16.6666666666667" calcext:value-type="float">
            <text:p>17</text:p>
          </table:table-cell>
          <table:table-cell table:style-name="ce4" table:formula="of:=([.D4]-[.B4])^2/36" office:value-type="float" office:value="11.11111111111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alc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([.B5]+4*[.C5]+[.D5])/6" office:value-type="float" office:value="10.8333333333333" calcext:value-type="float">
            <text:p>11</text:p>
          </table:table-cell>
          <table:table-cell table:style-name="ce4" table:formula="of:=([.D5]-[.B5])^2/36" office:value-type="float" office:value="6.25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Rese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([.B6]+4*[.C6]+[.D6])/6" office:value-type="float" office:value="10.8333333333333" calcext:value-type="float">
            <text:p>11</text:p>
          </table:table-cell>
          <table:table-cell table:style-name="ce4" table:formula="of:=([.D6]-[.B6])^2/36" office:value-type="float" office:value="6.25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ovAv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([.B7]+4*[.C7]+[.D7])/6" office:value-type="float" office:value="10.8333333333333" calcext:value-type="float">
            <text:p>11</text:p>
          </table:table-cell>
          <table:table-cell table:style-name="ce4" table:formula="of:=([.D7]-[.B7])^2/36" office:value-type="float" office:value="6.25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bugging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5" calcext:value-type="float">
            <text:p>45</text:p>
          </table:table-cell>
          <table:table-cell table:style-name="ce4" table:formula="of:=([.B8]+4*[.C8]+[.D8])/6" office:value-type="float" office:value="22.5" calcext:value-type="float">
            <text:p>23</text:p>
          </table:table-cell>
          <table:table-cell table:style-name="ce4" table:formula="of:=([.D8]-[.B8])^2/36" office:value-type="float" office:value="34.0277777777778" calcext:value-type="float">
            <text:p>3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orrekturen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4" table:formula="of:=([.B9]+4*[.C9]+[.D9])/6" office:value-type="float" office:value="10.8333333333333" calcext:value-type="float">
            <text:p>11</text:p>
          </table:table-cell>
          <table:table-cell table:style-name="ce4" table:formula="of:=([.D9]-[.B9])^2/36" office:value-type="float" office:value="6.25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percentage" office:value="0.5" calcext:value-type="percentage">
            <text:p>50%</text:p>
          </table:table-cell>
          <table:table-cell table:style-name="ce4" table:formula="of:=SUM([.E2:.E9])" office:value-type="float" office:value="115.833333333333" calcext:value-type="float">
            <text:p>116</text:p>
          </table:table-cell>
          <table:table-cell table:style-name="ce4" table:formula="of:=SUM([.F2:.F9])" office:value-type="float" office:value="92.3611111111111" calcext:value-type="float">
            <text:p>9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percentage" office:value="0.95" calcext:value-type="percentage">
            <text:p>95%</text:p>
          </table:table-cell>
          <table:table-cell table:style-name="ce4" table:formula="of:=[.E10]+2*([.F10]^0.5)" office:value-type="float" office:value="135.054271" calcext:value-type="float">
            <text:p>135</text:p>
          </table:table-cell>
          <table:table-cell table:number-columns-repeated="1019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-Punkt-Abschätzung" style:display-name="PageStyle_3-Punkt-Abschätz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2T12:45:02</meta:creation-date>
    <meta:initial-creator>Pinnow Kai (ETAS/EAC)</meta:initial-creator>
    <meta:document-statistic meta:table-count="1" meta:cell-count="60" meta:object-count="0"/>
    <meta:generator>LibreOfficeDev/6.0.5.2$Linux_X86_64 LibreOffice_project/</meta:generator>
  </office:meta>
</office:document-meta>
</file>